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color="#FF0000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FF0000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slet 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3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slette en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r på slet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trykkes slet ude foran ønskede serie</text:p>
              </text:list-item>
              <text:list-item>
                <text:p text:style-name="P66">serien og kurser der under bliver slettet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>1a. der bliver ikke slettet en serie</text:p>
            <text:p text:style-name="P73">1b. der bliver slettet en kursus titel under en serie.</text:p>
          </table:table-cell>
        </table:table-row>
        <table:table-row table:style-name="TableRow74">
          <table:table-cell table:style-name="TableCell75">
            <text:p text:style-name="P76">Post<text:s/>betingelser:</text:p>
          </table:table-cell>
          <table:table-cell table:style-name="TableCell77">
            <text:p text:style-name="P78">Serien og kurser der under forsvinder fra oversigten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Nikolai Christiansen</text:p>
          </table:table-cell>
        </table:table-row>
        <table:table-row table:style-name="TableRow84">
          <table:table-cell table:style-name="TableCell85">
            <text:p text:style-name="P86">Revision &amp; Date:</text:p>
          </table:table-cell>
          <table:table-cell table:style-name="TableCell87">
            <text:p text:style-name="P8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51:00Z</meta:creation-date>
    <dc:date>2017-10-27T18:13:00Z</dc:date>
    <meta:template xlink:href="Normal" xlink:type="simple"/>
    <meta:editing-cycles>5</meta:editing-cycles>
    <meta:editing-duration>PT60S</meta:editing-duration>
    <meta:document-statistic meta:page-count="1" meta:paragraph-count="1" meta:word-count="90" meta:character-count="644" meta:row-count="4" meta:non-whitespace-character-count="555"/>
  </office:meta>
</office:document-meta>
</file>